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 svg:font-family="Arial"/>
    <style:font-face style:name="OpenSymbol" svg:font-family="OpenSymbol"/>
    <style:font-face style:name="Tahoma1" svg:font-family="Tahoma"/>
    <style:font-face style:name="Times New Roman" svg:font-family="'Times New Roman'" style:font-adornments="Обычный"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line_20_indent">
      <style:text-properties fo:language="en" fo:country="US"/>
    </style:style>
    <style:style style:name="P3" style:family="paragraph" style:parent-style-name="Text_20_body">
      <style:text-properties fo:language="en" fo:country="US"/>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List" style:list-style-name="L1"/>
    <style:style style:name="P6" style:family="paragraph" style:parent-style-name="Heading_20_2">
      <style:text-properties fo:language="en" fo:country="US"/>
    </style:style>
    <style:style style:name="T1" style:family="text">
      <style:text-properties fo:language="en" fo:country="US"/>
    </style:style>
    <style:style style:name="T2" style:family="text">
      <style:text-properties fo:language="ru" fo:country="RU"/>
    </style:style>
    <style:style style:name="T3"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SuperUtils.com ExifCleaner v1.8 (March 28, 2012) Readme Documentation</text:p>
      <text:p text:style-name="Text_20_body">This file describes the product and its features. We recommend that you read it completely before you begin using the software. You may wish to print the contents of this document for your reference at any time.</text:p>
      <text:table-of-content text:style-name="Sect1" text:protected="true" text:name="Оглавление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Contents</text:p>
          </text:index-title>
          <text:p text:style-name="P4">Introduction<text:tab/>1</text:p>
          <text:p text:style-name="P4">Minimum System Requirements<text:tab/>1</text:p>
          <text:p text:style-name="P4">Installing the Product<text:tab/>2</text:p>
          <text:p text:style-name="P4">Updating the Product<text:tab/>2</text:p>
          <text:p text:style-name="P4">Uninstalling the Product<text:tab/>2</text:p>
          <text:p text:style-name="P4">Ordering<text:tab/>2</text:p>
          <text:p text:style-name="P4">Technical Support<text:tab/>3</text:p>
          <text:p text:style-name="P4">Other Documents<text:tab/>3</text:p>
        </text:index-body>
      </text:table-of-content>
      <text:h text:style-name="Heading_20_2" text:outline-level="1">Introduction</text:h>
      <text:p text:style-name="Text_20_body">ExifCleaner is a batch photographic utility that enables you to remove individual Exif tags or to strip Exif data entirely. <text:span text:style-name="T1">This protects your privacy, helps you to hide unneeded, undesirable, or sometimes sensitive information — about the image, photographer, and location. Did you know that every photo produced with a modern digital camera or a smartphone contains it?</text:span></text:p>
      <text:p text:style-name="P2">ExifCleaner doesn't alter actual image data — all operations are lossless for a picture. Cleaning metadata only saves disk space and server bandwidth, reduces download times — that is especially evident on small-sized, or on a large amount of images.</text:p>
      <text:p text:style-name="P2">Exif cleaner can also be useful for photo professionals, to get rid of the geotags, JFIF, XMP, IPTC, ICC profile, Photoshop APP12 Ducky, Adobe APP14 segment, FlashPix extensions (APP2 FPXR), JPEG comments as well as Exif metatada in photomontage works.</text:p>
      <text:p text:style-name="P2">The program lets you to preview data before deletion, it can work in a batch mode, and also can be integrated into the Windows Explorer shell for quick access to its major functions.</text:p>
      <text:p text:style-name="P2">Try ExifCleaner for 30 days, and if you find it useful, then please register it.</text:p>
      <text:h text:style-name="Heading_20_2" text:outline-level="1">Minimum System Requirements</text:h>
      <text:p text:style-name="Text_20_body">ExifCleaner requires that you at least meet the following conditions:</text:p>
      <text:list xml:id="list36142172" text:style-name="L1">
        <text:list-item>
          <text:p text:style-name="P5"><text:soft-page-break/>An NT-based operating system, from Microsoft Windows 2000 up to Windows 7, including x64 editions.</text:p>
        </text:list-item>
        <text:list-item>
          <text:p text:style-name="P5">Intel Pentium II or AMD-K6 300 megahertz (MHz) or better processor.</text:p>
        </text:list-item>
        <text:list-item>
          <text:p text:style-name="P5">14 megabytes (MB) of RAM.</text:p>
        </text:list-item>
        <text:list-item>
          <text:p text:style-name="P5">2 MB of hard-disk space.</text:p>
        </text:list-item>
        <text:list-item>
          <text:p text:style-name="P5">Keyboard, Mouse, or other pointing device.</text:p>
        </text:list-item>
        <text:list-item>
          <text:p text:style-name="P5">A screen resolution of 800x600 at 16-bits color depth (High Color).</text:p>
        </text:list-item>
      </text:list>
      <text:p text:style-name="First_20_line_20_indent">This program may or may not work on a Virtual Machine or old systems, but its operation is not guaranteed, nor is such usage supported by us.</text:p>
      <text:h text:style-name="Heading_20_2" text:outline-level="1">Installing the Product</text:h>
      <text:p text:style-name="Text_20_body">To install ExifCleaner onto your computer, run the setup-program and follow the instructions that will appear on the screen.</text:p>
      <text:h text:style-name="Heading_20_2" text:outline-level="1">Updating the Product</text:h>
      <text:p text:style-name="Text_20_body">If you have one of the previous versions of ExifCleaner already installed on your computer, you may update it by simply running the installer and then choosing an installation path over the existing old copy of program. The installer and the program itself are self-sufficient, and will automatically update all necessary files if needed.</text:p>
      <text:h text:style-name="Heading_20_2" text:outline-level="1">Uninstalling the Product</text:h>
      <text:p text:style-name="Text_20_body">To uninstall this program from your computer, open the Control Panel folder, and double-click on the “Add or Remove Programs” icon. Select ExifCleaner from the list, then click on the “Add/Remove” button and follow the instructions that will appear on the screen.</text:p>
      <text:h text:style-name="Heading_20_2" text:outline-level="1">Ordering</text:h>
      <text:p text:style-name="Text_20_body">ExifCleaner is Shareware. This means that it must be purchased before all benefits of the software will become available.</text:p>
      <text:p text:style-name="First_20_line_20_indent">To remove the trial limitations within ExifCleaner, please purchase the product online via<text:span text:style-name="T1"> this link: </text:span><text:a xlink:type="simple" xlink:href="http://www.superutils.com/products/exifcleaner/#ordering">http://www.superutils.com/products/exifcleaner/#ordering</text:a></text:p>
      <text:p text:style-name="P2">Upon registering, you will receive your registration details by e-mail. Please, allow up to 1 <text:soft-page-break/>working day for your information to be processed. After you have received your registration code, run the program. At the trial reminder window, click on the “Enter Code” button, and then enter your name and code into the appropriate field on the dialog panel.</text:p>
      <text:h text:style-name="P6" text:outline-level="1">Technical Support</text:h>
      <text:p text:style-name="P3">There are several ways in which you can reach us to receive technical support. Registered customers will have priority over non-registered users in all cases. Most support questions will be responded to within 1 or 2 business days.</text:p>
      <text:p text:style-name="First_20_line_20_indent"><text:span text:style-name="T1">The quickest way to get help is by visiting our support forum: </text:span><text:a xlink:type="simple" xlink:href="http://forum.superutils.com/">http://forum.superutils.com/</text:a><text:a xlink:type="simple" xlink:href="http://forum.superutils.com/"> </text:a><text:span text:style-name="T1">Please resort to it if you want to discuss the product with others, share your experience, or to post a bug report or a feature request.</text:span></text:p>
      <text:p text:style-name="First_20_line_20_indent"><text:span text:style-name="T1">If you have a special inquiry, registration problems</text:span><text:span text:style-name="T2">, </text:span><text:span text:style-name="T1">an offer, or you simply want to contact us privately, then don't hesitate to contact us via this form at: </text:span><text:a xlink:type="simple" xlink:href="http://www.superutils.com/contact/">http://www.superutils.com/contact/</text:a></text:p>
      <text:h text:style-name="Heading_20_2" text:outline-level="1">Other Documents</text:h>
      <text:p text:style-name="Text_20_body">For the program's history of changes, see the file named <text:span text:style-name="T3">whatsnew.txt</text:span>. The product's licensing information can be found in the file named <text:span text:style-name="T3">license.t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 svg:font-family="Arial"/>
    <style:font-face style:name="OpenSymbol" svg:font-family="OpenSymbol"/>
    <style:font-face style:name="Tahoma1" svg:font-family="Tahoma"/>
    <style:font-face style:name="Times New Roman" svg:font-family="'Times New Roman'" style:font-adornments="Обычный"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size="12pt" fo:language="en" fo:country="US" style:font-size-asian="10.5pt"/>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next-style-name="First_20_line_20_indent" style:class="text">
      <style:paragraph-properties fo:margin-top="0cm" fo:margin-bottom="0.212cm" fo:line-height="150%" fo:text-align="justify" style:justify-single-word="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Times New Roman"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class="text">
      <style:paragraph-properties fo:margin-left="0cm" fo:margin-right="0cm" fo:margin-top="0cm" fo:margin-bottom="0.21cm" fo:text-indent="0cm" style:auto-text-indent="false"/>
      <style:text-properties fo:text-transform="uppercase" fo:font-size="14pt" fo:font-weight="normal" style:font-size-asian="115%" style:font-weight-asian="bold" style:font-size-complex="115%"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Title" style:next-style-name="Text_20_body" style:default-outline-level="1" style:class="text">
      <style:paragraph-properties fo:margin-left="0cm" fo:margin-right="0cm" fo:text-indent="0cm" style:auto-text-indent="false"/>
      <style:text-properties fo:font-size="14pt" fo:font-style="normal" fo:font-weight="normal" style:font-size-asian="14pt" style:font-style-asian="italic" style:font-weight-asian="bold" style:font-size-complex="14pt" style:font-style-complex="italic" style:font-weight-complex="bold"/>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Times New Roman"/>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Heading" style:display-name="Contents Heading" style:family="paragraph" style:parent-style-name="Title" style:class="index">
      <style:paragraph-properties fo:margin-left="0cm" fo:margin-right="0cm" fo:margin-top="0cm" fo:margin-bottom="0.21cm" fo:text-indent="0cm" style:auto-text-indent="false" text:number-lines="false" text:line-number="0"/>
      <style:text-properties fo:font-size="14pt" fo:font-weight="normal"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9-19T19:55:23</meta:creation-date>
    <dc:date>2012-03-28T16:00:53.17</dc:date>
    <meta:editing-duration>PT4H8M19S</meta:editing-duration>
    <meta:editing-cycles>177</meta:editing-cycles>
    <meta:generator>OpenOffice.org/3.3$Win32 OpenOffice.org_project/330m20$Build-9567</meta:generator>
    <dc:title>SuperUtils.com ExifCleaner Readme Documentation</dc:title>
    <meta:document-statistic meta:table-count="0" meta:image-count="0" meta:object-count="0" meta:page-count="3" meta:paragraph-count="43" meta:word-count="714" meta:character-count="4430"/>
    <meta:user-defined meta:name="Поле 1"/>
    <meta:user-defined meta:name="Поле 2"/>
    <meta:user-defined meta:name="Поле 3"/>
    <meta:user-defined meta:name="Поле 4"/>
  </office:meta>
</office:document-meta>
</file>